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size="12pt" style:font-size-asian="12pt" style:font-size-complex="12pt"/>
    </style:style>
    <style:style style:name="T4" style:parent-style-name="DefaultParagraphFont" style:family="text">
      <style:text-properties style:font-name="Wingdings" style:font-name-asian="Wingdings" style:font-name-complex="Wingdings" fo:font-size="12pt" style:font-size-asian="12pt" style:font-size-complex="12pt" fo:language="en" fo:country="GB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T6" style:parent-style-name="DefaultParagraphFont" style:family="text">
      <style:text-properties fo:font-size="12pt" style:font-size-asian="12pt" style:font-size-complex="12pt"/>
    </style:style>
    <style:style style:name="T7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T9" style:parent-style-name="DefaultParagraphFont" style:family="text">
      <style:text-properties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T14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5" style:parent-style-name="DefaultParagraphFont" style:family="text">
      <style:text-properties fo:font-size="12pt" style:font-size-asian="12pt" style:font-size-complex="12pt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T17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Bandsite: Coldplay</text:p>
      <text:p text:style-name="P2">INSPIRATION:</text:p>
      <text:p text:style-name="Normal"><text:span text:style-name="T3">Glass Animals<text:s/></text:span><text:span text:style-name="T4"></text:span><text:span text:style-name="T5"><text:s/>hoe het eruit ziet</text:span></text:p>
      <text:p text:style-name="Normal"><text:span text:style-name="T6">Kygo<text:s/></text:span><text:span text:style-name="T7"></text:span><text:span text:style-name="T8"><text:s/></text:span><text:span text:style-name="T9">aesthetic</text:span></text:p>
      <text:p text:style-name="Normal"><text:span text:style-name="T10">DNCE<text:s/></text:span><text:span text:style-name="T11"></text:span><text:span text:style-name="T12"><text:s/>hoe ‘simpel’ het eruit ziet</text:span></text:p>
      <text:p text:style-name="Normal"><text:span text:style-name="T13">Artic Monkeys<text:s/></text:span><text:span text:style-name="T14"></text:span><text:span text:style-name="T15"><text:s/>verdeling</text:span></text:p>
      <text:p text:style-name="Normal"><text:span text:style-name="T16">The Chainsmokers<text:s/></text:span><text:span text:style-name="T17"></text:span><text:span text:style-name="T18"><text:s/>verdeling en kleur</text:span></text:p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ris Lok-Yiu Li</meta:initial-creator>
    <dc:creator>Iris Lok-Yiu Li</dc:creator>
    <meta:creation-date>2022-10-11T08:31:00Z</meta:creation-date>
    <dc:date>2022-11-08T22:44:00Z</dc:date>
    <meta:template xlink:href="Normal" xlink:type="simple"/>
    <meta:editing-cycles>2</meta:editing-cycles>
    <meta:editing-duration>PT2400S</meta:editing-duration>
    <meta:document-statistic meta:page-count="1" meta:paragraph-count="1" meta:word-count="28" meta:character-count="183" meta:row-count="1" meta:non-whitespace-character-count="156"/>
  </office:meta>
</office:document-meta>
</file>